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2.49pt solid #99cc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6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formula="of:=IF([.F4]=2;&quot;Liczba jest pierwsza&quot;;IF(ISEVEN([.F4]);&quot;liczba nie jest liczbą pierwszą&quot;;IF([.F4]=3;&quot;Liczba jest pierwsza&quot;;IF([.F4]=7;&quot;Liczba jest pierwsza&quot;;IF(MOD([.F4];3)=0;&quot;liczba nie jest liczbą pierwszą&quot;;IF(MOD([.F4];7)=0;&quot;liczba nie jest liczbą pierwszą&quot;;&quot;liczba jest pierwsza&quot;))))))" office:value-type="string" office:string-value="liczba nie jest liczbą pierwszą" calcext:value-type="string" table:number-columns-spanned="4" table:number-rows-spanned="2">
            <text:p>liczba nie jest liczbą pierwszą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/>
          <table:table-cell table:style-name="Default"/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style-name="Default"/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style-name="Default"/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style-name="Default"/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style-name="Default"/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.00.0000</text:date>, <text:time style:data-style-name="N2" text:time-value="15:47:40.13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5T16:11:51.300000000</dc:date>
    <meta:generator>LibreOffice/5.2.2.2$Windows_X86_64 LibreOffice_project/8f96e87c890bf8fa77463cd4b640a2312823f3ad</meta:generator>
    <meta:editing-duration>PT43M57S</meta:editing-duration>
    <meta:editing-cycles>3</meta:editing-cycles>
    <meta:document-statistic meta:table-count="3" meta:cell-count="6006" meta:object-count="0"/>
  </office:meta>
</office:document-meta>
</file>